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000000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stroke-linejoin="bevel" svg:stroke-linecap="round" draw:fill="none" draw:fill-color="#000000" draw:shadow="hidden"/>
    </style:style>
    <style:style style:name="gr5" style:family="graphic" style:parent-style-name="standard">
      <style:graphic-properties draw:stroke="solid" svg:stroke-width="0.026cm" svg:stroke-color="#000000" svg:stroke-opacity="100%" draw:stroke-linejoin="bevel" svg:stroke-linecap="round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none" draw:stroke-linejoin="bevel" svg:stroke-linecap="round" draw:fill="none" draw:textarea-vertical-align="middle" fo:min-height="1.2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none" draw:fill="none" draw:textarea-vertical-align="middle" fo:min-height="1.441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933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</style:style>
    <style:style style:name="gr11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3cm" draw:marker-start-width="0.295cm" draw:marker-end="Arrow" draw:marker-end-width="0.39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00000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style:font-name="Calibri1" fo:font-size="12pt" fo:background-color="#ffffff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3cm" svg:height="1.5cm" svg:x="11.999cm" svg:y="2.9cm" svg:viewBox="0 0 3001 1501" draw:points="0,1501 3001,1501 3001,0 0,0">
              <text:p/>
            </draw:polygon>
            <draw:polygon draw:style-name="gr2" draw:text-style-name="P2" draw:layer="layout" svg:width="3cm" svg:height="1.5cm" svg:x="11.999cm" svg:y="2.9cm" svg:viewBox="0 0 3001 1501" draw:points="0,1501 3001,1501 3001,0 0,0">
              <text:p/>
            </draw:polygon>
          </draw:g>
          <draw:frame draw:style-name="gr3" draw:text-style-name="P4" draw:layer="layout" svg:width="3cm" svg:height="1.5cm" svg:x="11.999cm" svg:y="2.9cm">
            <draw:text-box>
              <text:p text:style-name="P3"><text:span text:style-name="T1">FETCH</text:span></text:p>
            </draw:text-box>
          </draw:frame>
        </draw:g>
        <draw:g>
          <draw:g>
            <draw:polygon draw:style-name="gr4" draw:text-style-name="P1" draw:layer="layout" svg:width="3cm" svg:height="1.5cm" svg:x="3.5cm" svg:y="7.637cm" svg:viewBox="0 0 3001 1501" draw:points="0,1501 3001,1501 3001,0 0,0">
              <text:p/>
            </draw:polygon>
            <draw:polygon draw:style-name="gr5" draw:text-style-name="P2" draw:layer="layout" svg:width="3cm" svg:height="1.5cm" svg:x="3.5cm" svg:y="7.637cm" svg:viewBox="0 0 3001 1501" draw:points="0,1501 3001,1501 3001,0 0,0">
              <text:p/>
            </draw:polygon>
          </draw:g>
          <draw:frame draw:style-name="gr6" draw:text-style-name="P4" draw:layer="layout" svg:width="3cm" svg:height="1.5cm" svg:x="3.5cm" svg:y="7.637cm">
            <draw:text-box>
              <text:p text:style-name="P3"><text:span text:style-name="T1">RUN</text:span></text:p>
            </draw:text-box>
          </draw:frame>
        </draw:g>
        <draw:g>
          <draw:g>
            <draw:polygon draw:style-name="gr1" draw:text-style-name="P1" draw:layer="layout" svg:width="3cm" svg:height="1.5cm" svg:x="9.5cm" svg:y="14.45cm" svg:viewBox="0 0 3001 1501" draw:points="0,1501 3001,1501 3001,0 0,0">
              <text:p/>
            </draw:polygon>
            <draw:polygon draw:style-name="gr2" draw:text-style-name="P2" draw:layer="layout" svg:width="3cm" svg:height="1.5cm" svg:x="9.5cm" svg:y="14.45cm" svg:viewBox="0 0 3001 1501" draw:points="0,1501 3001,1501 3001,0 0,0">
              <text:p/>
            </draw:polygon>
          </draw:g>
          <draw:frame draw:style-name="gr3" draw:text-style-name="P4" draw:layer="layout" svg:width="3cm" svg:height="1.5cm" svg:x="9.5cm" svg:y="14.45cm">
            <draw:text-box>
              <text:p text:style-name="P3"><text:span text:style-name="T1">LINK</text:span></text:p>
            </draw:text-box>
          </draw:frame>
        </draw:g>
        <draw:g>
          <draw:g>
            <draw:polygon draw:style-name="gr1" draw:text-style-name="P1" draw:layer="layout" svg:width="2.9cm" svg:height="1.5cm" svg:x="19.654cm" svg:y="14.499cm" svg:viewBox="0 0 2901 1501" draw:points="0,1501 2901,1501 2901,0 0,0">
              <text:p/>
            </draw:polygon>
            <draw:polygon draw:style-name="gr2" draw:text-style-name="P2" draw:layer="layout" svg:width="2.9cm" svg:height="1.5cm" svg:x="19.654cm" svg:y="14.499cm" svg:viewBox="0 0 2901 1501" draw:points="0,1501 2901,1501 2901,0 0,0">
              <text:p/>
            </draw:polygon>
          </draw:g>
          <draw:frame draw:style-name="gr3" draw:text-style-name="P4" draw:layer="layout" svg:width="2.9cm" svg:height="1.5cm" svg:x="19.654cm" svg:y="14.499cm">
            <draw:text-box>
              <text:p text:style-name="P3"><text:span text:style-name="T1">INST_MEM</text:span></text:p>
            </draw:text-box>
          </draw:frame>
        </draw:g>
        <draw:g>
          <draw:g>
            <draw:polygon draw:style-name="gr1" draw:text-style-name="P1" draw:layer="layout" svg:width="3.299cm" svg:height="1.5cm" svg:x="9.5cm" svg:y="7.75cm" svg:viewBox="0 0 3300 1501" draw:points="0,1501 3300,1501 3300,0 0,0">
              <text:p/>
            </draw:polygon>
            <draw:polygon draw:style-name="gr2" draw:text-style-name="P2" draw:layer="layout" svg:width="3.299cm" svg:height="1.5cm" svg:x="9.5cm" svg:y="7.75cm" svg:viewBox="0 0 3300 1501" draw:points="0,1501 3300,1501 3300,0 0,0">
              <text:p/>
            </draw:polygon>
          </draw:g>
          <draw:frame draw:style-name="gr3" draw:text-style-name="P4" draw:layer="layout" svg:width="3.299cm" svg:height="1.5cm" svg:x="9.5cm" svg:y="7.75cm">
            <draw:text-box>
              <text:p text:style-name="P3"><text:span text:style-name="T1">WAIT_REG_INST</text:span></text:p>
            </draw:text-box>
          </draw:frame>
        </draw:g>
        <draw:g>
          <draw:g>
            <draw:polygon draw:style-name="gr1" draw:text-style-name="P1" draw:layer="layout" svg:width="3cm" svg:height="1.5cm" svg:x="15.5cm" svg:y="7.75cm" svg:viewBox="0 0 3001 1501" draw:points="0,1501 3001,1501 3001,0 0,0">
              <text:p/>
            </draw:polygon>
            <draw:polygon draw:style-name="gr2" draw:text-style-name="P2" draw:layer="layout" svg:width="3cm" svg:height="1.5cm" svg:x="15.5cm" svg:y="7.75cm" svg:viewBox="0 0 3001 1501" draw:points="0,1501 3001,1501 3001,0 0,0">
              <text:p/>
            </draw:polygon>
          </draw:g>
          <draw:frame draw:style-name="gr3" draw:text-style-name="P4" draw:layer="layout" svg:width="3cm" svg:height="1.5cm" svg:x="15.5cm" svg:y="7.75cm">
            <draw:text-box>
              <text:p text:style-name="P3"><text:span text:style-name="T1">INST_EXE</text:span></text:p>
            </draw:text-box>
          </draw:frame>
        </draw:g>
        <draw:polyline draw:style-name="gr7" draw:text-style-name="P2" draw:layer="layout" svg:width="7cm" svg:height="4.12cm" svg:x="5cm" svg:y="3.5cm" svg:viewBox="0 0 7001 4121" draw:points="7001,0 0,0 0,4121">
          <text:p/>
        </draw:polyline>
        <draw:g>
          <draw:line draw:style-name="gr7" draw:text-style-name="P2" draw:layer="layout" svg:x1="6.5cm" svg:y1="8.5cm" svg:x2="9.5cm" svg:y2="8.5cm">
            <text:p/>
          </draw:line>
          <draw:frame draw:style-name="gr8" draw:text-style-name="P2" draw:layer="layout" svg:width="3cm" svg:height="1.723cm" svg:x="6.5cm" svg:y="7.639cm">
            <draw:text-box>
              <text:p text:style-name="P3"><text:span text:style-name="T2">Inst./</text:span></text:p>
              <text:p text:style-name="P3"><text:span text:style-name="T2">Decod operandes</text:span></text:p>
            </draw:text-box>
          </draw:frame>
        </draw:g>
        <draw:polyline draw:style-name="gr7" draw:text-style-name="P2" draw:layer="layout" svg:width="4.5cm" svg:height="6.062cm" svg:x="5cm" svg:y="9.137cm" svg:viewBox="0 0 4501 6063" draw:points="0,0 0,6063 4501,6063">
          <text:p/>
        </draw:polyline>
        <draw:g>
          <draw:line draw:style-name="gr7" draw:text-style-name="P2" draw:layer="layout" svg:x1="12.8cm" svg:y1="8.5cm" svg:x2="15.5cm" svg:y2="8.5cm">
            <text:p/>
          </draw:line>
          <draw:frame draw:style-name="gr8" draw:text-style-name="P4" draw:layer="layout" svg:width="2.7cm" svg:height="1.723cm" svg:x="12.8cm" svg:y="7.639cm">
            <draw:text-box>
              <text:p text:style-name="P3"><text:span text:style-name="T2">Dec2exe empty/</text:span></text:p>
              <text:p text:style-name="P3"><text:span text:style-name="T2">Decod inst</text:span></text:p>
            </draw:text-box>
          </draw:frame>
        </draw:g>
        <draw:g>
          <draw:line draw:style-name="gr7" draw:text-style-name="P2" draw:layer="layout" svg:x1="12.5cm" svg:y1="15.2cm" svg:x2="19.7cm" svg:y2="15.2cm">
            <text:p/>
          </draw:line>
          <draw:frame draw:style-name="gr9" draw:text-style-name="P4" draw:layer="layout" svg:width="7.2cm" svg:height="1.215cm" svg:x="12.5cm" svg:y="14.593cm">
            <draw:text-box>
              <text:p text:style-name="P3"><text:span text:style-name="T2">True /</text:span></text:p>
            </draw:text-box>
          </draw:frame>
        </draw:g>
        <draw:polyline draw:style-name="gr7" draw:text-style-name="P2" draw:layer="layout" svg:width="2cm" svg:height="3.75cm" svg:x="15cm" svg:y="4cm" svg:viewBox="0 0 2001 3751" draw:points="2001,3751 2001,0 0,0">
          <text:p/>
        </draw:polyline>
        <draw:polyline draw:style-name="gr7" draw:text-style-name="P2" draw:layer="layout" svg:width="6.099cm" svg:height="10.999cm" svg:x="15cm" svg:y="3.5cm" svg:viewBox="0 0 6100 11000" draw:points="6100,11000 6100,0 0,0">
          <text:p/>
        </draw:polyline>
        <draw:polyline draw:style-name="gr7" draw:text-style-name="P2" draw:layer="layout" svg:width="5.52cm" svg:height="3.75cm" svg:x="6.5cm" svg:y="3.987cm" svg:viewBox="0 0 5521 3751" draw:points="0,3751 1505,3751 1505,0 5521,0">
          <text:p/>
        </draw:polyline>
        <draw:frame draw:style-name="gr10" draw:text-style-name="P2" draw:layer="layout" svg:width="5.362cm" svg:height="0.707cm" svg:x="5.158cm" svg:y="2.864cm">
          <draw:text-box>
            <text:p text:style-name="P3"><text:span text:style-name="T1">if2dec full/</text:span></text:p>
          </draw:text-box>
        </draw:frame>
        <draw:frame draw:style-name="gr9" draw:text-style-name="P2" draw:layer="layout" svg:width="2.342cm" svg:height="1.215cm" svg:x="6.658cm" svg:y="5.018cm">
          <draw:text-box>
            <text:p text:style-name="P3"><text:span text:style-name="T1">Pred false /</text:span></text:p>
            <text:p text:style-name="P3"><text:span text:style-name="T1">Pop if2dec</text:span></text:p>
          </draw:text-box>
        </draw:frame>
        <draw:frame draw:style-name="gr9" draw:text-style-name="P2" draw:layer="layout" svg:width="2.342cm" svg:height="1.215cm" svg:x="15.829cm" svg:y="5.268cm">
          <draw:text-box>
            <text:p text:style-name="P3"><text:span text:style-name="T1">True /</text:span></text:p>
            <text:p text:style-name="P3"><text:span text:style-name="T1">Pop if2dec</text:span></text:p>
          </draw:text-box>
        </draw:frame>
        <draw:frame draw:style-name="gr9" draw:text-style-name="P2" draw:layer="layout" svg:width="5.362cm" svg:height="1.215cm" svg:x="4.138cm" svg:y="14.593cm">
          <draw:text-box>
            <text:p text:style-name="P3"><text:span text:style-name="T1">Branch/</text:span></text:p>
            <text:p text:style-name="P3"><text:span text:style-name="T1">Decod operande</text:span></text:p>
          </draw:text-box>
        </draw:frame>
        <draw:frame draw:style-name="gr9" draw:text-style-name="P2" draw:layer="layout" svg:width="2.342cm" svg:height="1.215cm" svg:x="18cm" svg:y="6.246cm">
          <draw:text-box>
            <text:p text:style-name="P3"><text:span text:style-name="T1">True /</text:span></text:p>
            <text:p text:style-name="P3"><text:span text:style-name="T1">Pop if2dec</text:span></text:p>
          </draw:text-box>
        </draw:frame>
        <draw:g>
          <draw:g>
            <draw:polygon draw:style-name="gr1" draw:text-style-name="P1" draw:layer="layout" svg:width="3.499cm" svg:height="1.5cm" svg:x="9.5cm" svg:y="11.1cm" svg:viewBox="0 0 3500 1501" draw:points="0,1501 3500,1501 3500,0 0,0">
              <text:p/>
            </draw:polygon>
            <draw:polygon draw:style-name="gr2" draw:text-style-name="P2" draw:layer="layout" svg:width="3.499cm" svg:height="1.5cm" svg:x="9.5cm" svg:y="11.1cm" svg:viewBox="0 0 3500 1501" draw:points="0,1501 3500,1501 3500,0 0,0">
              <text:p/>
            </draw:polygon>
          </draw:g>
          <draw:frame draw:style-name="gr3" draw:text-style-name="P4" draw:layer="layout" svg:width="3.499cm" svg:height="1.5cm" svg:x="9.5cm" svg:y="11.1cm">
            <draw:text-box>
              <text:p text:style-name="P3"><text:span text:style-name="T1">WAIT_REG_MEM</text:span></text:p>
            </draw:text-box>
          </draw:frame>
        </draw:g>
        <draw:g>
          <draw:g>
            <draw:polygon draw:style-name="gr1" draw:text-style-name="P1" draw:layer="layout" svg:width="3cm" svg:height="1.5cm" svg:x="15.5cm" svg:y="11.1cm" svg:viewBox="0 0 3001 1501" draw:points="0,1501 3001,1501 3001,0 0,0">
              <text:p/>
            </draw:polygon>
            <draw:polygon draw:style-name="gr2" draw:text-style-name="P2" draw:layer="layout" svg:width="3cm" svg:height="1.5cm" svg:x="15.5cm" svg:y="11.1cm" svg:viewBox="0 0 3001 1501" draw:points="0,1501 3001,1501 3001,0 0,0">
              <text:p/>
            </draw:polygon>
          </draw:g>
          <draw:frame draw:style-name="gr3" draw:text-style-name="P4" draw:layer="layout" svg:width="3cm" svg:height="1.5cm" svg:x="15.5cm" svg:y="11.1cm">
            <draw:text-box>
              <text:p text:style-name="P3"><text:span text:style-name="T1">INST_EXE</text:span></text:p>
            </draw:text-box>
          </draw:frame>
        </draw:g>
        <draw:g>
          <draw:line draw:style-name="gr7" draw:text-style-name="P2" draw:layer="layout" svg:x1="5.9cm" svg:y1="11.938cm" svg:x2="9.5cm" svg:y2="11.938cm">
            <text:p/>
          </draw:line>
          <draw:frame draw:style-name="gr8" draw:text-style-name="P4" draw:layer="layout" svg:width="3.6cm" svg:height="1.723cm" svg:x="5.9cm" svg:y="11.077cm">
            <draw:text-box>
              <text:p text:style-name="P3"><text:span text:style-name="T2">Mem./</text:span></text:p>
              <text:p text:style-name="P3"><text:span text:style-name="T2">Decod operandes</text:span></text:p>
            </draw:text-box>
          </draw:frame>
        </draw:g>
        <draw:line draw:style-name="gr11" draw:text-style-name="P5" draw:layer="layout" svg:x1="5.9cm" svg:y1="9.1cm" svg:x2="5.9cm" svg:y2="11.938cm">
          <text:p/>
        </draw:line>
        <draw:g>
          <draw:line draw:style-name="gr7" draw:text-style-name="P2" draw:layer="layout" svg:x1="13cm" svg:y1="11.838cm" svg:x2="15.5cm" svg:y2="11.838cm">
            <text:p/>
          </draw:line>
          <draw:frame draw:style-name="gr8" draw:text-style-name="P4" draw:layer="layout" svg:width="2.5cm" svg:height="1.723cm" svg:x="13cm" svg:y="10.977cm">
            <draw:text-box>
              <text:p text:style-name="P3"><text:span text:style-name="T2"/></text:p>
              <text:p text:style-name="P3"><text:span text:style-name="T2">True /</text:span></text:p>
              <text:p text:style-name="P3"><text:span text:style-name="T2">Pop if2dec</text:span></text:p>
            </draw:text-box>
          </draw:frame>
        </draw:g>
        <draw:line draw:style-name="gr12" draw:text-style-name="P5" draw:layer="layout" svg:x1="13.5cm" svg:y1="1.6cm" svg:x2="13.5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Moi-Même </dc:creator>
    <dc:date>2017-01-08T21:44:28.644257757</dc:date>
    <dc:description/>
    <dc:language>fr-FR</dc:language>
    <dc:subject/>
    <dc:title/>
    <meta:creation-date>2017-01-08T16:33:13Z</meta:creation-date>
    <meta:initial-creator>AYRAULT Philippe</meta:initial-creator>
    <meta:keyword/>
    <meta:generator>LibreOffice/5.2.3.3$Linux_X86_64 LibreOffice_project/20$Build-3</meta:generator>
    <meta:editing-duration>PT2H45M13S</meta:editing-duration>
    <meta:editing-cycles>5</meta:editing-cycles>
    <meta:document-statistic meta:object-count="67"/>
    <meta:user-defined meta:name="category"/>
    <meta:user-defined meta:name="company">SYSTRA</meta:user-defined>
  </office:meta>
</office:document-meta>
</file>